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694cm" style:rel-column-width="33515*"/>
    </style:style>
    <style:style style:name="Tabelle2.B" style:family="table-column">
      <style:table-column-properties style:column-width="8.306cm" style:rel-column-width="32020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696cm" style:rel-column-width="33522*"/>
    </style:style>
    <style:style style:name="Tabelle3.B" style:family="table-column">
      <style:table-column-properties style:column-width="8.304cm" style:rel-column-width="32013*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7cm" style:rel-column-width="6553*"/>
    </style:style>
    <style:style style:name="Tabelle4.J" style:family="table-column">
      <style:table-column-properties style:column-width="1.7cm" style:rel-column-width="6558*"/>
    </style:style>
    <style:style style:name="Tabelle4.A1" style:family="table-cell">
      <style:table-cell-properties fo:padding="0.097cm" fo:border="none"/>
    </style:style>
    <style:style style:name="Tabelle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11067ed" officeooo:paragraph-rsid="00f5c2c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3360f4" officeooo:paragraph-rsid="011647e2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6pt" officeooo:paragraph-rsid="011647e2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1121f86" officeooo:paragraph-rsid="01121f86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color="#00cc00" style:font-name="Courier New" fo:font-size="12pt" officeooo:rsid="01121f86" officeooo:paragraph-rsid="01121f86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color="#ff0000" style:font-name="Courier New" fo:font-size="12pt" officeooo:rsid="01121f86" officeooo:paragraph-rsid="01121f86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color="#0000ff" style:font-name="Courier New" fo:font-size="12pt" officeooo:rsid="01121f86" officeooo:paragraph-rsid="01121f86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08278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21f8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067ed" officeooo:paragraph-rsid="011067e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21f86" officeooo:paragraph-rsid="01121f8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21f86" officeooo:paragraph-rsid="011b748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373ce" officeooo:paragraph-rsid="011b748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4d1ca" officeooo:paragraph-rsid="0114d1c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4d1ca" officeooo:paragraph-rsid="011647e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4af69" officeooo:paragraph-rsid="011647e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647e2" officeooo:paragraph-rsid="011b748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57536" officeooo:paragraph-rsid="0115753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84dd6" officeooo:paragraph-rsid="0117ec70" style:font-name-asian="Symbol" style:font-size-asian="10.5pt" style:font-weight-asian="normal" style:font-name-complex="Symbo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082789" officeooo:paragraph-rsid="0108278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14d1ca" officeooo:paragraph-rsid="0114d1c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normal" officeooo:rsid="01082789" officeooo:paragraph-rsid="01121f8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fo:color="#00cc00" style:font-name="Liberation Serif" fo:font-size="12pt" fo:font-weight="normal" officeooo:rsid="011373ce" officeooo:paragraph-rsid="011b748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fo:color="#ff0000" style:font-name="Liberation Serif" fo:font-size="12pt" fo:font-weight="normal" officeooo:rsid="011373ce" officeooo:paragraph-rsid="011b748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fo:color="#0000ff" style:font-name="Liberation Serif" fo:font-size="12pt" fo:font-weight="normal" officeooo:rsid="011373ce" officeooo:paragraph-rsid="011b7489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647e2" officeooo:paragraph-rsid="011647e2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officeooo:rsid="00584dd6" officeooo:paragraph-rsid="0117ec70" style:font-name-asian="Symbol" style:font-size-asian="10.5pt" style:font-name-complex="Symbol" style:font-size-complex="12pt"/>
    </style:style>
    <style:style style:name="P30" style:family="paragraph" style:parent-style-name="Standard">
      <style:text-properties style:font-name="Liberation Serif" fo:font-size="12pt" officeooo:rsid="00584dd6" officeooo:paragraph-rsid="011be0d8" style:font-name-asian="Symbol" style:font-size-asian="10.5pt" style:font-name-complex="Symbol" style:font-size-complex="12pt"/>
    </style:style>
    <style:style style:name="P31" style:family="paragraph" style:parent-style-name="Standard">
      <style:text-properties style:font-name="Liberation Serif" fo:font-size="12pt" officeooo:rsid="0117ec70" officeooo:paragraph-rsid="0117ec70" style:font-name-asian="Symbol" style:font-size-asian="10.5pt" style:font-name-complex="Symbol" style:font-size-complex="12pt"/>
    </style:style>
    <style:style style:name="P32" style:family="paragraph" style:parent-style-name="Standard">
      <style:text-properties style:font-name="Liberation Serif" fo:font-size="12pt" officeooo:rsid="0119e78a" officeooo:paragraph-rsid="0119e78a" style:font-name-asian="Symbol" style:font-size-asian="10.5pt" style:font-name-complex="Symbol" style:font-size-complex="12pt"/>
    </style:style>
    <style:style style:name="P33" style:family="paragraph" style:parent-style-name="Standard">
      <style:text-properties style:font-name="Liberation Serif" fo:font-size="12pt" officeooo:rsid="0119e78a" officeooo:paragraph-rsid="0117ec70" style:font-name-asian="Symbol" style:font-size-asian="10.5pt" style:font-name-complex="Symbol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1647e2" officeooo:paragraph-rsid="011647e2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302cb3" officeooo:paragraph-rsid="0117ec70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text-properties style:font-name="Liberation Serif" fo:font-size="12pt" officeooo:rsid="0119e78a" officeooo:paragraph-rsid="0119e78a" style:font-name-asian="Symbol" style:font-size-asian="10.5pt" style:font-name-complex="Symbol" style:font-size-complex="12pt"/>
    </style:style>
    <style:style style:name="P37" style:family="paragraph" style:parent-style-name="Standard" style:list-style-name="L2">
      <style:text-properties style:font-name="Liberation Serif" fo:font-size="12pt" officeooo:rsid="00584dd6" officeooo:paragraph-rsid="0117ec70" style:font-name-asian="Symbol" style:font-size-asian="10.5pt" style:font-name-complex="Symbol" style:font-size-complex="12pt"/>
    </style:style>
    <style:style style:name="P38" style:family="paragraph" style:parent-style-name="Standard" style:list-style-name="L2">
      <style:text-properties style:font-name="Liberation Serif" fo:font-size="12pt" officeooo:rsid="00584dd6" officeooo:paragraph-rsid="011be0d8" style:font-name-asian="Symbol" style:font-size-asian="10.5pt" style:font-name-complex="Symbol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21982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219824" style:font-size-asian="10pt" style:font-style-asian="normal" style:font-size-complex="10pt" style:font-style-complex="normal"/>
    </style:style>
    <style:style style:name="P41" style:family="paragraph" style:parent-style-name="Standard">
      <style:text-properties style:font-name="Liberation Serif" fo:font-size="10pt" fo:font-weight="normal" officeooo:rsid="00302cb3" officeooo:paragraph-rsid="0117ec70" style:font-size-asian="8.75pt" style:font-weight-asian="normal" style:font-size-complex="10pt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157536" officeooo:paragraph-rsid="01157536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Liberation Serif" fo:font-size="14pt" fo:font-weight="bold" officeooo:rsid="01157536" officeooo:paragraph-rsid="01157536" style:font-size-asian="14pt" style:font-weight-asian="bold" style:font-size-complex="14pt" style:font-weight-complex="bold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10f2f6" style:font-weight-asian="bold" style:font-weight-complex="bold"/>
    </style:style>
    <style:style style:name="T4" style:family="text">
      <style:text-properties fo:font-weight="bold" officeooo:rsid="01121f86" style:font-weight-asian="bold" style:font-weight-complex="bold"/>
    </style:style>
    <style:style style:name="T5" style:family="text">
      <style:text-properties officeooo:rsid="010f1804"/>
    </style:style>
    <style:style style:name="T6" style:family="text">
      <style:text-properties officeooo:rsid="0110f2f6"/>
    </style:style>
    <style:style style:name="T7" style:family="text">
      <style:text-properties officeooo:rsid="01121f86"/>
    </style:style>
    <style:style style:name="T8" style:family="text">
      <style:text-properties fo:color="#00cc00"/>
    </style:style>
    <style:style style:name="T9" style:family="text">
      <style:text-properties fo:color="#00cc00" fo:font-weight="bold" officeooo:rsid="0110f2f6" style:font-weight-asian="bold" style:font-weight-complex="bold"/>
    </style:style>
    <style:style style:name="T10" style:family="text">
      <style:text-properties fo:color="#00cc00" fo:font-weight="bold" officeooo:rsid="01121f86" style:font-weight-asian="bold" style:font-weight-complex="bold"/>
    </style:style>
    <style:style style:name="T11" style:family="text">
      <style:text-properties fo:color="#00cc00" officeooo:rsid="011373ce"/>
    </style:style>
    <style:style style:name="T12" style:family="text">
      <style:text-properties fo:color="#00cc00" officeooo:rsid="0115c4e0"/>
    </style:style>
    <style:style style:name="T13" style:family="text">
      <style:text-properties fo:color="#ff0000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ff0000" fo:font-weight="bold" officeooo:rsid="01121f86" style:font-weight-asian="bold" style:font-weight-complex="bold"/>
    </style:style>
    <style:style style:name="T16" style:family="text">
      <style:text-properties fo:color="#ff0000" officeooo:rsid="011373ce"/>
    </style:style>
    <style:style style:name="T17" style:family="text">
      <style:text-properties fo:color="#0000ff"/>
    </style:style>
    <style:style style:name="T18" style:family="text">
      <style:text-properties fo:color="#0000ff" fo:font-weight="bold" officeooo:rsid="0110f2f6" style:font-weight-asian="bold" style:font-weight-complex="bold"/>
    </style:style>
    <style:style style:name="T19" style:family="text">
      <style:text-properties fo:color="#0000ff" fo:font-weight="bold" officeooo:rsid="01121f86" style:font-weight-asian="bold" style:font-weight-complex="bold"/>
    </style:style>
    <style:style style:name="T20" style:family="text">
      <style:text-properties fo:color="#0000ff" officeooo:rsid="011373ce"/>
    </style:style>
    <style:style style:name="T21" style:family="text">
      <style:text-properties officeooo:rsid="011373ce"/>
    </style:style>
    <style:style style:name="T22" style:family="text">
      <style:text-properties officeooo:rsid="01150d77"/>
    </style:style>
    <style:style style:name="T23" style:family="text">
      <style:text-properties officeooo:rsid="01157536"/>
    </style:style>
    <style:style style:name="T24" style:family="text">
      <style:text-properties officeooo:rsid="0115c4e0"/>
    </style:style>
    <style:style style:name="T25" style:family="text">
      <style:text-properties officeooo:rsid="011647e2"/>
    </style:style>
    <style:style style:name="T26" style:family="text">
      <style:text-properties style:font-name="Courier New"/>
    </style:style>
    <style:style style:name="T27" style:family="text">
      <style:text-properties style:font-name="Courier New" officeooo:rsid="003c9719"/>
    </style:style>
    <style:style style:name="T28" style:family="text">
      <style:text-properties style:font-name="Courier New" officeooo:rsid="0034c465"/>
    </style:style>
    <style:style style:name="T29" style:family="text">
      <style:text-properties style:font-name="Courier New" fo:font-weight="bold" style:font-weight-asian="bold" style:font-weight-complex="bold"/>
    </style:style>
    <style:style style:name="T30" style:family="text">
      <style:text-properties officeooo:rsid="0117ec70"/>
    </style:style>
    <style:style style:name="T31" style:family="text">
      <style:text-properties officeooo:rsid="0119e78a"/>
    </style:style>
    <style:style style:name="T32" style:family="text">
      <style:text-properties officeooo:rsid="011a5da1"/>
    </style:style>
    <style:style style:name="T33" style:family="text">
      <style:text-properties officeooo:rsid="011be0d8"/>
    </style:style>
    <style:style style:name="T34" style:family="text">
      <style:text-properties officeooo:rsid="0118ee2a"/>
    </style:style>
    <style:style style:name="T35" style:family="text">
      <style:text-properties officeooo:rsid="00840c47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isher hast du mit der <text:span text:style-name="T2">while-Schleife</text:span> gearbeitet, wie in diesem Beispiel:</text:p>
      <text:p text:style-name="P10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4"><text:span text:style-name="T5">public </text:span>void ausgeben<text:span text:style-name="T7">While</text:span>()</text:p>
            <text:p text:style-name="P24">{</text:p>
            <text:p text:style-name="P24"><text:s text:c="3"/>int <text:span text:style-name="T6">i</text:span>;</text:p>
            <text:p text:style-name="P24"><text:s text:c="3"/><text:span text:style-name="T9">i = 0</text:span><text:span text:style-name="T3">;</text:span><text:span text:style-name="T2"><text:line-break/> <text:s text:c="2"/></text:span><text:span text:style-name="T3">while </text:span><text:span text:style-name="T2">(</text:span><text:span text:style-name="T14">i &lt; 10</text:span><text:span text:style-name="T2">)</text:span></text:p>
            <text:p text:style-name="P24"><text:s text:c="3"/>{</text:p>
            <text:p text:style-name="P24"><text:s text:c="6"/>Console.println(<text:span text:style-name="T2">liste[i]</text:span>);</text:p>
            <text:p text:style-name="P24"><text:s text:c="6"/><text:span text:style-name="T18">i++</text:span><text:span text:style-name="T3">;</text:span></text:p>
            <text:p text:style-name="P24"><text:s text:c="3"/>}</text:p>
            <text:p text:style-name="P24">}</text:p>
          </table:table-cell>
          <table:table-cell table:style-name="Tabelle2.A1" office:value-type="string">
            <text:p text:style-name="P6"/>
            <text:p text:style-name="P6"/>
            <text:p text:style-name="P6"/>
            <text:p text:style-name="P7">// Anfangswert für i: 0</text:p>
            <text:p text:style-name="P8">// Wdh., solange i &lt; 10</text:p>
            <text:p text:style-name="P6"/>
            <text:p text:style-name="P6"/>
            <text:p text:style-name="P9">// i jedesmal um 1 erhöhen</text:p>
          </table:table-cell>
        </table:table-row>
      </table:table>
      <text:p text:style-name="P10"/>
      <text:p text:style-name="P13">Schleifen, <text:span text:style-name="T24">die</text:span> eine Variable in jeder Wiederholung um 1 hochgezähl<text:span text:style-name="T24">en</text:span>, sind so häufig, dass viele Programmiersprachen dafür eine spezielle Syntax eingeführt haben: die <text:span text:style-name="T2">for-Schleife</text:span>.</text:p>
      <text:p text:style-name="P13">Bei der for-Schleife werden Angaben <text:span text:style-name="T24">zur Variable </text:span>in eine Zeile geschrieben, statt wie bei der while-Schleife in drei Zeilen. <text:span text:style-name="T22">Die for-Schleife spart also etwas Platz im Quellcode.</text:span></text:p>
      <text:p text:style-name="P13"/>
      <text:p text:style-name="P13"/>
      <text:p text:style-name="P13">Die folgende Methode hat genau die gleiche Bedeutung:</text:p>
      <text:p text:style-name="P10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4"><text:span text:style-name="T5">public </text:span>void ausgeben<text:span text:style-name="T7">For</text:span>()</text:p>
            <text:p text:style-name="P24">{</text:p>
            <text:p text:style-name="P24"><text:s text:c="3"/>int <text:span text:style-name="T6">i</text:span>;</text:p>
            <text:p text:style-name="P24"><text:s text:c="3"/><text:span text:style-name="T4">for (</text:span><text:span text:style-name="T10">i</text:span><text:span text:style-name="T9"> = 0</text:span><text:span text:style-name="T3">; </text:span><text:span text:style-name="T15">i &lt; 10</text:span><text:span text:style-name="T4">; </text:span><text:span text:style-name="T19">i++</text:span><text:span text:style-name="T4">)</text:span></text:p>
            <text:p text:style-name="P24"><text:s text:c="3"/>{</text:p>
            <text:p text:style-name="P24"><text:s text:c="6"/>Console.println(<text:span text:style-name="T2">liste[i]</text:span>);</text:p>
            <text:p text:style-name="P24"><text:s text:c="3"/>}</text:p>
            <text:p text:style-name="P24">}</text:p>
          </table:table-cell>
          <table:table-cell table:style-name="Tabelle3.A1" office:value-type="string">
            <text:p text:style-name="P6"/>
            <text:p text:style-name="P6"/>
            <text:p text:style-name="P7">// Anfangswert für i: 0</text:p>
            <text:p text:style-name="P8">// Wdh., solange i &lt; 10</text:p>
            <text:p text:style-name="P9">// i jedesmal um 1 erhöhen</text:p>
          </table:table-cell>
        </table:table-row>
      </table:table>
      <text:p text:style-name="P11"/>
      <text:p text:style-name="P14">Allgemein werden bei der for-Schleife <text:span text:style-name="T24">drei </text:span>Angaben gemacht und durch Semikolon getrennt:</text:p>
      <text:p text:style-name="P14"/>
      <text:p text:style-name="P14"><text:s text:c="17"/><text:span text:style-name="T11">1. </text:span><text:span text:style-name="T21"><text:s text:c="34"/></text:span><text:span text:style-name="T16">2.</text:span><text:span text:style-name="T21"> <text:s text:c="28"/></text:span><text:span text:style-name="T20">3.</text:span></text:p>
      <text:p text:style-name="P14">for <text:s/>( <text:s/><text:span text:style-name="T8">Anfangswert</text:span> <text:s text:c="4"/>; <text:s text:c="3"/><text:span text:style-name="T13">Bedingung, solange</text:span> <text:s text:c="2"/>; <text:s text:c="4"/><text:span text:style-name="T17">Änderung</text:span> <text:s text:c="2"/>)</text:p>
      <text:p text:style-name="P14"><text:s text:c="9"/><text:span text:style-name="T12">der</text:span><text:span text:style-name="T8"> Variablen</text:span> <text:s text:c="11"/><text:span text:style-name="T13">wiederholt wird</text:span> <text:s text:c="10"/><text:span text:style-name="T17">der Variablen</text:span></text:p>
      <text:p text:style-name="P14"/>
      <text:p text:style-name="P15"/>
      <text:p text:style-name="P15">Es ist wichtig zu sehen, dass die drei <text:span text:style-name="T24">Angaben</text:span> zu verschiedenen Zeiten passieren:</text:p>
      <text:p text:style-name="P15"/>
      <text:p text:style-name="P25">1. <text:s/>Der <text:span text:style-name="T2">Anfangswert</text:span> der Variablen wird <text:span text:style-name="T2">vor der ersten Wiederholung</text:span> gesetzt.</text:p>
      <text:p text:style-name="P26">2. <text:s/>Die <text:span text:style-name="T2">Bedingung</text:span> wird <text:span text:style-name="T2">vor jeder Wiederholung</text:span> geprüft. <text:line-break/> <text:s text:c="4"/>Wenn sie nicht mehr zutrifft, <text:span text:style-name="T22">endet die Schleife</text:span>.</text:p>
      <text:p text:style-name="P27">3. <text:s/>Die <text:span text:style-name="T2">Änderung</text:span> der Variablen wird <text:span text:style-name="T2">am Ende jeder Wiederholung</text:span> durchgeführt.</text:p>
      <text:p text:style-name="P15"/>
      <text:p text:style-name="P15">Die Bezeichnung „for-Schleife“ kommt daher, dass man den Quellcode so lesen kann:</text:p>
      <text:p text:style-name="P15">„Wiederhole <text:span text:style-name="T2">für</text:span> <text:span text:style-name="T22">die Variable </text:span>i von 0 bis 9 die nachfolgenden Schritte“.</text:p>
      <text:p text:style-name="P15"/>
      <text:p text:style-name="P15"/>
      <text:p text:style-name="P19"><text:span text:style-name="T2">Hinweis</text:span>: <text:s/>Wenn man mit Arrays arbeitet, verwendet man auch bei der for-Schleife besser „liste.length“ statt einer konkreten Zahl: <text:s/><text:span text:style-name="T26">for (i = 0; </text:span><text:span text:style-name="T29">i &lt; liste.length</text:span><text:span text:style-name="T26">; i++)</text:span> …</text:p>
      <text:p text:style-name="P42"/>
      <text:p text:style-name="P43">Aufgabe 1 – <text:span text:style-name="T25">Verständnisaufgaben</text:span></text:p>
      <text:p text:style-name="P20"/>
      <text:list xml:id="list817068128" text:style-name="L1">
        <text:list-item>
          <text:p text:style-name="P34">Was passiert hier? Erläutere die folgende Methode mit eigenen Worten.<text:line-break/><text:line-break/><text:span text:style-name="T27">public </text:span><text:span text:style-name="T28">void </text:span><text:span text:style-name="T26">wasMacheIch</text:span><text:span text:style-name="T28">()<text:line-break/>{<text:line-break/> <text:s text:c="2"/>int i;<text:line-break/> <text:s text:c="2"/>for (i = 0; i &lt; </text:span><text:span text:style-name="T26">liste.length</text:span><text:span text:style-name="T28">; i++)<text:line-break/> <text:s text:c="2"/>{<text:line-break/> <text:s text:c="5"/>liste[i] = 20 * i </text:span><text:span text:style-name="T26">+ 2</text:span><text:span text:style-name="T28">;<text:line-break/> <text:s text:c="2"/>}<text:line-break/>}</text:span></text:p>
        </text:list-item>
      </text:list>
      <text:p text:style-name="P28"/>
      <text:list xml:id="list183805131170750" text:continue-numbering="true" text:style-name="L1">
        <text:list-item>
          <text:p text:style-name="P34">Gib die Werte des Arrays „liste“ nach Ausführen der Methode aus Aufgabe a) an: </text:p>
        </text:list-item>
      </text:list>
      <text:p text:style-name="P28"/>
      <table:table table:name="Tabelle4" table:style-name="Tabelle4">
        <table:table-column table:style-name="Tabelle4.A" table:number-columns-repeated="9"/>
        <table:table-column table:style-name="Tabelle4.J"/>
        <table:table-row>
          <table:table-cell table:style-name="Tabelle4.A1" office:value-type="string">
            <text:p text:style-name="P4">0</text:p>
          </table:table-cell>
          <table:table-cell table:style-name="Tabelle4.A1" office:value-type="string">
            <text:p text:style-name="P4">1</text:p>
          </table:table-cell>
          <table:table-cell table:style-name="Tabelle4.A1" office:value-type="string">
            <text:p text:style-name="P4">2</text:p>
          </table:table-cell>
          <table:table-cell table:style-name="Tabelle4.A1" office:value-type="string">
            <text:p text:style-name="P4">3</text:p>
          </table:table-cell>
          <table:table-cell table:style-name="Tabelle4.A1" office:value-type="string">
            <text:p text:style-name="P4">4</text:p>
          </table:table-cell>
          <table:table-cell table:style-name="Tabelle4.A1" office:value-type="string">
            <text:p text:style-name="P4">5</text:p>
          </table:table-cell>
          <table:table-cell table:style-name="Tabelle4.A1" office:value-type="string">
            <text:p text:style-name="P4">6</text:p>
          </table:table-cell>
          <table:table-cell table:style-name="Tabelle4.A1" office:value-type="string">
            <text:p text:style-name="P4">7</text:p>
          </table:table-cell>
          <table:table-cell table:style-name="Tabelle4.A1" office:value-type="string">
            <text:p text:style-name="P4">8</text:p>
          </table:table-cell>
          <table:table-cell table:style-name="Tabelle4.A1" office:value-type="string">
            <text:p text:style-name="P4">9</text:p>
          </table:table-cell>
        </table:table-row>
        <table:table-row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J2" office:value-type="string">
            <text:p text:style-name="P5"/>
          </table:table-cell>
        </table:table-row>
      </table:table>
      <text:p text:style-name="P28"/>
      <text:list xml:id="list183804597031710" text:continue-numbering="true" text:style-name="L1">
        <text:list-item>
          <text:p text:style-name="P34">Schreibe die Methode wasMacheIch() neu, mit einer while-Schleife statt der for-Schleife.</text:p>
        </text:list-item>
      </text:list>
      <text:p text:style-name="P28"/>
      <text:list xml:id="list183805000478485" text:continue-numbering="true" text:style-name="L1">
        <text:list-item>
          <text:p text:style-name="P34">Schreibe eine Methode quadrate(), die das Array „liste“ mithilfe einer for-Schleife mit den ersten 10 Quadratzahlen füllt (0, 1, 4, 9 usw.)</text:p>
        </text:list-item>
      </text:list>
      <text:p text:style-name="P18"/>
      <text:p text:style-name="P22">Aufgabe <text:span text:style-name="T23">2</text:span></text:p>
      <text:p text:style-name="P10"/>
      <text:p text:style-name="P17">Bearbeite das ausgeteilte BlueJ-Projekt <text:span text:style-name="T30">(die Musterlösung des vorigen Arbeitsblatts).</text:span></text:p>
      <text:p text:style-name="P17">Ersetze in jeder Methode die while-Schleife durch <text:span text:style-name="T30">eine</text:span> entsprechende for-Schleife.</text:p>
      <text:p text:style-name="P16"/>
      <text:p text:style-name="P23">Aufgabe <text:span text:style-name="T25">3</text:span></text:p>
      <text:p text:style-name="P16"/>
      <text:p text:style-name="P29"><text:span text:style-name="T30">Erweitere das Programm aus Aufgabe 2</text:span> <text:span text:style-name="T30">um je eine Methode für die folgenden Aufgaben.</text:span></text:p>
      <text:p text:style-name="P31">Löse die Aufgaben mit for-Schleife<text:span text:style-name="T32">n</text:span>.</text:p>
      <text:p text:style-name="P21"/>
      <text:list xml:id="list353438491" text:style-name="L2">
        <text:list-item>
          <text:p text:style-name="P36">Den Elementen des Arrays werden die Werte 100, 200, 300 usw. zugewiesen.</text:p>
        </text:list-item>
      </text:list>
      <text:p text:style-name="P32"/>
      <text:list xml:id="list183804897114338" text:continue-numbering="true" text:style-name="L2">
        <text:list-item>
          <text:p text:style-name="P37"><text:span text:style-name="T30">Den </text:span>Elementen des Arrays <text:span text:style-name="T30">werden </text:span>die Werte von -75 bis 150 z<text:span text:style-name="T30">ugewiesen</text:span> (in 25er-Schritten)</text:p>
        </text:list-item>
      </text:list>
      <text:p text:style-name="P33"/>
      <text:list xml:id="list183805148911603" text:continue-numbering="true" text:style-name="L2">
        <text:list-item>
          <text:p text:style-name="P37"><text:span text:style-name="T30">D</text:span>en Elementen des Arrays <text:span text:style-name="T30">werden </text:span>die Werte 1, 3, 6, 10, 15, 21, usw. zuw<text:span text:style-name="T30">iesen</text:span></text:p>
        </text:list-item>
      </text:list>
      <text:p text:style-name="P29"/>
      <text:list xml:id="list183804479227708" text:continue-numbering="true" text:style-name="L2">
        <text:list-item>
          <text:p text:style-name="P38"><text:span text:style-name="T31">Den </text:span>Elementen des Arrays <text:span text:style-name="T30">werden </text:span>die <text:span text:style-name="T31">2er-Potenzen (1, 2, 4, 8 usw.) zugewiesen.<text:line-break/>Löse die Aufgabe ohne die Potenzfunktion (Math.pow).</text:span></text:p>
        </text:list-item>
      </text:list>
      <text:p text:style-name="P30"/>
      <text:list xml:id="list183803851233476" text:continue-numbering="true" text:style-name="L2">
        <text:list-item>
          <text:p text:style-name="P37"><text:span text:style-name="T30">D</text:span>en Elementen des Arrays <text:span text:style-name="T30">werden </text:span>die Fibonacci-Zahlen zu<text:span text:style-name="T30">gewiesen.</text:span><text:line-break/>Dabei ist der erste Wert 1, der zweite auch 1. <text:s/>Der dritte ist die Summe des ersten und des zweiten, der vierte die Summe des zweiten und dritten, usw.<text:line-break/><text:span text:style-name="T33">Tipp</text:span>: die ersten beiden Elemente des Arrays weise <text:span text:style-name="T2">vor</text:span> der Schleife zu.</text:p>
        </text:list-item>
      </text:list>
      <text:p text:style-name="P35"/>
      <text:p text:style-name="P41"/>
      <text:p text:style-name="P41"/>
      <text:p text:style-name="P40"><draw:frame text:anchor-type="paragraph" draw:z-index="0" draw:name="Form1" draw:style-name="gr1" draw:text-style-name="P44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5">pothmann.de</text:span></text:a></text:p>
      <text:p text:style-name="P39">Freigegeben unter <text:a xlink:type="simple" xlink:href="https://creativecommons.org/licenses/by-nc-sa/4.0/" text:style-name="Internet_20_link" text:visited-style-name="Visited_20_Internet_20_Link">CC BY-NC-SA 4.0</text:a>, <text:span text:style-name="T34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1067ed" officeooo:paragraph-rsid="00f5c2c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Die for-Schleif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5T18:38:03.384000000</dc:date>
    <meta:editing-duration>P2DT20M38S</meta:editing-duration>
    <meta:editing-cycles>188</meta:editing-cycles>
    <meta:generator>LibreOffice/6.2.5.2$Windows_X86_64 LibreOffice_project/1ec314fa52f458adc18c4f025c545a4e8b22c159</meta:generator>
    <meta:print-date>2018-09-03T08:49:25.389000000</meta:print-date>
    <meta:document-statistic meta:table-count="4" meta:image-count="0" meta:object-count="0" meta:page-count="2" meta:paragraph-count="69" meta:word-count="545" meta:character-count="3458" meta:non-whitespace-character-count="2786"/>
  </office:meta>
</office:document-meta>
</file>